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ce style:name="StarSymbol" svg:font-family="StarSymbol"/>
    <style:font-face style:name="Times New Roman1" svg:font-family="'Times New Roman'"/>
    <style:font-face style:name="TimesNewRoman" svg:font-family="TimesNewRoman" style:font-family-generic="roman"/>
    <style:font-face style:name="ZDAZTM+Helvetica-Bold" svg:font-family="ZDAZTM+Helvetica-Bold" style:font-family-generic="swiss"/>
    <style:font-face style:name="ZJRVJU+Helvetica" svg:font-family="ZJRVJU+Helvetica" style:font-family-generic="swiss"/>
    <style:font-face style:name="Times New Roman" svg:font-family="'Times New Roman'" style:font-family-generic="roman"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ZDAZTM+Helvetica-Bold" fo:font-size="10pt" fo:language="it" fo:country="IT" style:font-name-asian="ZDAZTM+Helvetica-Bold" style:font-size-asian="10pt" style:font-name-complex="ZDAZTM+Helvetica-Bold" style:font-size-complex="10pt"/>
    </style:style>
    <style:style style:name="P2" style:family="paragraph" style:parent-style-name="Standard">
      <style:text-properties style:font-name="ZJRVJU+Helvetica" fo:font-size="10pt" fo:language="it" fo:country="IT" style:font-name-asian="ZJRVJU+Helvetica" style:font-size-asian="10pt" style:font-name-complex="ZJRVJU+Helvetica" style:font-size-complex="10pt"/>
    </style:style>
    <style:style style:name="P3" style:family="paragraph" style:parent-style-name="Standard">
      <style:paragraph-properties fo:text-align="start" style:justify-single-word="false" style:text-autospace="none"/>
      <style:text-properties style:font-name="ZJRVJU+Helvetica" fo:font-size="10pt" fo:language="it" fo:country="IT" style:font-name-asian="ZJRVJU+Helvetica" style:font-size-asian="10pt" style:font-name-complex="ZJRVJU+Helvetica" style:font-size-complex="10pt"/>
    </style:style>
    <style:style style:name="P4" style:family="paragraph" style:parent-style-name="Standard">
      <style:paragraph-properties fo:text-align="start" style:justify-single-word="false" style:text-autospace="none"/>
      <style:text-properties style:font-name="TimesNewRoman" fo:font-size="13pt" fo:language="it" fo:country="IT" style:font-name-asian="TimesNewRoman" style:font-size-asian="13pt" style:font-name-complex="TimesNewRoman" style:font-size-complex="13pt"/>
    </style:style>
    <style:style style:name="P5" style:family="paragraph" style:parent-style-name="Standard">
      <style:paragraph-properties fo:text-align="start" style:justify-single-word="false" style:text-autospace="none"/>
      <style:text-properties style:font-name="TimesNewRoman" fo:font-size="10pt" fo:language="it" fo:country="IT" style:font-name-asian="TimesNewRoman" style:font-size-asian="10pt" style:font-name-complex="TimesNewRoman" style:font-size-complex="10pt"/>
    </style:style>
    <style:style style:name="P6" style:family="paragraph" style:parent-style-name="Standard">
      <style:text-properties fo:language="it" fo:country="IT"/>
    </style:style>
    <style:style style:name="P7" style:family="paragraph" style:parent-style-name="Standard">
      <style:text-properties fo:language="it" fo:country="IT"/>
    </style:style>
    <style:style style:name="P8" style:family="paragraph" style:parent-style-name="Standard" style:list-style-name="L1">
      <style:text-properties fo:language="it" fo:country="IT"/>
    </style:style>
    <style:style style:name="P9" style:family="paragraph" style:parent-style-name="Standard">
      <style:paragraph-properties fo:text-align="start" style:justify-single-word="false" style:text-autospace="none"/>
      <style:text-properties style:font-name="TimesNewRoman" fo:font-size="13pt" fo:language="it" fo:country="IT" style:font-name-asian="TimesNewRoman" style:font-size-asian="13pt" style:font-name-complex="TimesNewRoman" style:font-size-complex="13pt"/>
    </style:style>
    <style:style style:name="P10" style:family="paragraph" style:parent-style-name="Heading_20_3" style:master-page-name="Standard">
      <style:paragraph-properties style:page-number="1"/>
      <style:text-properties fo:language="it" fo:country="I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tyle="normal" style:text-underline-style="solid" style:text-underline-width="auto" style:text-underline-color="font-color"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3">Prova C – 11 Luglio 2011 – <text:s/>Gestione pazienti oculista</text:h>
      <text:p text:style-name="P1"/>
      <text:p text:style-name="P6">L'associazione oculisti vi chiede di scrivere una applicazione per la gestione dei pazienti di uno studio di oculista. Si vogliono memorizzare i dati relativi alle visite e ai pazienti.</text:p>
      <text:p text:style-name="P6"/>
      <text:p text:style-name="P6">Una paziente ha alcuni dati (esempio nome, cognome, etc) e memorizzato diverse visite. Effettua alcuni controlli sui dati del paziente e lancia eccezione se sono dati sbagliati (ad esempio data di nascita nel futuro, ...).</text:p>
      <text:p text:style-name="P6"/>
      <text:p text:style-name="P6">Ogni visita ha la data in cui è stata effettuata e una breve nota del medico. Le visite sono di tre tipi.</text:p>
      <text:p text:style-name="P6">Quelle <text:span text:style-name="T2">iniziali</text:span>, hanno anche una catalogazione breve del tipo di paziente: normale, vuol dire che è un paziente senza particolari problemi, da seguire, un paziente con qualche problema, critico, paziente con una situazione critica. Quelle di <text:span text:style-name="T3">controllo</text:span>, hanno solo un risultato se è tutto ok oppure no. Quelle di <text:span text:style-name="T2">richiamo</text:span>, non hanno altri dati.</text:p>
      <text:p text:style-name="P6"/>
      <text:p text:style-name="P6">Durante ogni visita il dottore misura l'acutezza visiva che è un numero da 0 a 20 per ogni occhio e inserisce una nota. La nota non può avere meno di 10 caratteri.</text:p>
      <text:p text:style-name="P6"/>
      <text:p text:style-name="P6">Ogni visita ha una data per la prossima visita, che è tra due anni per quelle iniziali se il paziente non ha problemi ed è invece 1 anno dopo la visita iniziale se ci sono problemi o per visite di controllo e 6 mesi per quelle di richiamo. </text:p>
      <text:p text:style-name="P6"/>
      <text:p text:style-name="P6">Le operazioni che il sistema di gestione deve permettere sono:</text:p>
      <text:p text:style-name="P6"/>
      <text:list xml:id="list32486889" text:style-name="L1">
        <text:list-item>
          <text:p text:style-name="P8">Inserimento paziente </text:p>
          <text:p text:style-name="P8"/>
        </text:list-item>
        <text:list-item>
          <text:p text:style-name="P8">Inserimento di una visita per un paziente (con data odierna o con data diversa da oggi) con una nota e una certa acutezza visiva (e altri dati a seconda del tipo di visita).</text:p>
          <text:p text:style-name="P8"/>
        </text:list-item>
        <text:list-item>
          <text:p text:style-name="P8">Lettura dei dati da file</text:p>
          <text:p text:style-name="P8"/>
        </text:list-item>
        <text:list-item>
          <text:p text:style-name="P8">Stampa delle visite per un paziente. Le visite vanno stampate in ordine di data da quelle più vecchie a quelle nuove. </text:p>
          <text:p text:style-name="P8"/>
        </text:list-item>
        <text:list-item>
          <text:p text:style-name="P8">Lista prossime visite. L'applicazione stampa la lista dei pazienti (in qualche ordine) con la visita per la prossima visita prevista entro i prossimi 10 giorni. </text:p>
          <text:p text:style-name="P8"/>
        </text:list-item>
        <text:list-item>
          <text:p text:style-name="P8">Un metodo che dice se dato un paziente la sua acutezza visiva è diminuita nel tempo oppure no guardando le diverse visite.</text:p>
          <text:p text:style-name="P8"/>
        </text:list-item>
      </text:list>
      <text:p text:style-name="P2"/>
      <text:p text:style-name="P4">All'incirca ogni funzionalità richiede la scrittura di un metodo a cui passare i parametri opportuni. Metti le funzionalità maggiori in una classe “GestorePazienti”. <text:s/><text:span text:style-name="T2">Non è necessario fare alcun input con l'utente</text:span>. Scrivi però un main in cui testi <text:span text:style-name="T1">tutti</text:span> i metodi sopra descritti più eventuali altri per assicurarti che funzionino. Nel main non chiedere nulla all'utente ma mostra solo i risultati dei passi. Crea anche due file d'esempio e prova caricarli.</text:p>
      <text:p text:style-name="P4"/>
      <text:p text:style-name="P4">Per le date, se vuoi, usa la classe Data di prog.utili.</text:p>
      <text:p text:style-name="P4"/>
      <text:p text:style-name="P5"><text:span text:style-name="T1">Istruzioni pratiche</text:span>: usa il desktop come workspace di eclipse e<text:span text:style-name="T2"> crea un progetto con il tuo cognome.nome</text:span>: in questo modo ti troverai già sul desktop una cartella che contiene tutto quello che serve per la valutazione. Crea un file readme.txt (in cui spieghi la tua applicazione) con eclipse nel default package.</text:p>
      <text:p text:style-name="P3">Anche il file delle missioni mettilo nella root del progetto, per riferirti ad esso basterà che usi il suo nome (senza pa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StarSymbol" svg:font-family="StarSymbol"/>
    <style:font-face style:name="Times New Roman1" svg:font-family="'Times New Roman'"/>
    <style:font-face style:name="TimesNewRoman" svg:font-family="TimesNewRoman" style:font-family-generic="roman"/>
    <style:font-face style:name="ZDAZTM+Helvetica-Bold" svg:font-family="ZDAZTM+Helvetica-Bold" style:font-family-generic="swiss"/>
    <style:font-face style:name="ZJRVJU+Helvetica" svg:font-family="ZJRVJU+Helvetica" style:font-family-generic="swiss"/>
    <style:font-face style:name="Times New Roman" svg:font-family="'Times New Roman'" style:font-family-generic="roman"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it" fo:country="IT"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499cm" style:writing-mode="page"/>
      <style:text-properties fo:color="#000000" style:font-name="Times New Roman" fo:font-size="12pt" fo:language="it" fo:country="IT"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00%" fo:text-align="start" style:justify-single-word="false" fo:hyphenation-ladder-count="no-limit" fo:text-indent="0cm" style:auto-text-indent="false" fo:background-color="transparent" style:writing-mode="lr-tb">
        <style:tab-stops/>
        <style:background-image/>
      </style:paragraph-properties>
      <style:text-properties fo:font-variant="normal" fo:text-transform="none" fo:color="#000000" style:text-line-through-style="none" style:text-position="0% 58%" style:font-name="Times New Roman1" fo:font-size="12pt" fo:language="en" fo:country="US" fo:font-style="normal" fo:text-shadow="none" style:text-underline-style="none" fo:font-weight="normal" style:text-underline-mode="continuous" style:text-overline-mode="continuous" style:text-line-through-mode="continuous" fo:background-color="transparent" fo:hyphenate="tru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style>
    <style:style style:name="Text_20_body" style:display-name="Text body" style:family="paragraph" style:parent-style-name="Standard" style:class="text">
      <style:paragraph-properties fo:margin-top="0cm" fo:margin-bottom="0.499cm"/>
    </style:style>
    <style:style style:name="Heading_20_3" style:display-name="Heading 3" style:family="paragraph" style:parent-style-name="Standard" style:next-style-name="Text_20_body" style:default-outline-level="3" style:class="text">
      <style:paragraph-properties fo:margin-top="0.423cm" fo:margin-bottom="0.212cm" fo:keep-with-next="always"/>
      <style:text-properties style:font-name="Arial" fo:font-size="14pt"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221cm" fo:margin-bottom="1.51cm" fo:margin-left="2cm" fo:margin-right="1.598cm" fo:border="none" fo:padding="0cm" style:writing-mode="lr-tb" style:footnote-max-height="0cm">
        <style:footnote-sep style:width="0.018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Unknown</meta:initial-creator>
    <dc:creator>Angelo Gargantini</dc:creator>
    <dc:date>2011-07-11T13:44:50.41</dc:date>
    <meta:printed-by>Angelo Gargantini</meta:printed-by>
    <meta:print-date>2011-07-11T12:59:37.85</meta:print-date>
    <meta:editing-cycles>44</meta:editing-cycles>
    <meta:editing-duration>PT12H31M2S</meta:editing-duration>
    <meta:document-statistic meta:table-count="0" meta:image-count="0" meta:object-count="0" meta:page-count="1" meta:paragraph-count="18" meta:word-count="510" meta:character-count="2952"/>
    <meta:user-defined meta:name="Info 1"/>
    <meta:user-defined meta:name="Info 2"/>
    <meta:user-defined meta:name="Info 3"/>
    <meta:user-defined meta:name="Info 4"/>
  </office:meta>
</office:document-meta>
</file>